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0.766cm" fo:min-width="2.0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solid" draw:fill-color="#cfe7f5"/>
      <style:paragraph-properties fo:text-align="center"/>
      <style:text-properties fo:font-size="6pt" fo:font-weight="bold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style:text-properties fo:font-size="6pt" style:font-size-asian="18pt" style:font-size-complex="18pt"/>
    </style:style>
    <style:style style:name="P5" style:family="paragraph">
      <loext:graphic-properties draw:fill="none" draw:fill-color="#ffffff"/>
      <style:text-properties fo:font-size="6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5" draw:id="id5" draw:layer="layout" svg:width="2.54cm" svg:height="1.016cm" svg:x="1.778cm" svg:y="3.556cm">
          <text:p text:style-name="P1"><text:span text:style-name="T1">ResizeImageWidgets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4cm" svg:height="1.016cm" svg:x="13.208cm" svg:y="3.556cm">
          <text:p text:style-name="P1"><text:span text:style-name="T1">RefreshImage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016cm" svg:x="10.922cm" svg:y="6.096cm">
          <text:p text:style-name="P1"><text:span text:style-name="T1">RefreshMainImage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016cm" svg:x="13.716cm" svg:y="6.096cm">
          <text:p text:style-name="P1"><text:span text:style-name="T1">RefreshMagnifier(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478cm" svg:y1="4.572cm" svg:x2="12.192cm" svg:y2="6.096cm" draw:start-shape="id1" draw:start-glue-point="2" draw:end-shape="id2" draw:end-glue-point="0" svg:d="M14478 4572v762h-2286v762" svg:viewBox="0 0 2287 1525">
          <text:p/>
        </draw:connector>
        <draw:connector draw:style-name="gr2" draw:text-style-name="P3" draw:layer="layout" svg:x1="14.478cm" svg:y1="4.572cm" svg:x2="14.986cm" svg:y2="6.096cm" draw:start-shape="id1" draw:start-glue-point="2" draw:end-shape="id3" draw:end-glue-point="0" svg:d="M14478 4572v762h508v762" svg:viewBox="0 0 509 1525">
          <text:p/>
        </draw:connector>
        <draw:frame draw:style-name="gr3" draw:text-style-name="P5" draw:layer="layout" svg:width="3.602cm" svg:height="1.316cm" svg:x="10.16cm" svg:y="7.066cm">
          <draw:text-box>
            <text:p text:style-name="P4"><text:span text:style-name="T2">Copies from main_fpixbuf and main_gpixbuf into main_pixbuf, then puts main_pixbuf into main_image (DrawingArea)</text:span></text:p>
          </draw:text-box>
        </draw:frame>
        <draw:custom-shape draw:style-name="gr1" draw:text-style-name="P2" xml:id="id6" draw:id="id6" draw:layer="layout" svg:width="2.54cm" svg:height="1.016cm" svg:x="4.826cm" svg:y="3.556cm">
          <text:p text:style-name="P1"><text:span text:style-name="T1">FITS2Pixbuf(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48cm" svg:height="0.965cm" svg:x="4.572cm" svg:y="4.623cm">
          <draw:text-box>
            <text:p text:style-name="P4"><text:span text:style-name="T2">Copies from Image into main_fpixbuf, with greyscale math.</text:span></text:p>
          </draw:text-box>
        </draw:frame>
        <draw:custom-shape draw:style-name="gr1" draw:text-style-name="P2" xml:id="id4" draw:id="id4" draw:layer="layout" svg:width="2.54cm" svg:height="1.016cm" svg:x="10.668cm" svg:y="1.016cm">
          <text:p text:style-name="P1"><text:span text:style-name="T1">DisplayImage(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938cm" svg:y1="2.032cm" svg:x2="3.048cm" svg:y2="3.556cm" draw:start-shape="id4" draw:start-glue-point="2" draw:end-shape="id5" draw:end-glue-point="0" svg:d="M11938 2032v762h-8890v762" svg:viewBox="0 0 8891 1525">
          <text:p/>
        </draw:connector>
        <draw:connector draw:style-name="gr2" draw:text-style-name="P3" draw:layer="layout" svg:x1="11.938cm" svg:y1="2.032cm" svg:x2="6.096cm" svg:y2="3.556cm" draw:start-shape="id4" draw:start-glue-point="2" draw:end-shape="id6" draw:end-glue-point="0" svg:d="M11938 2032v762h-5842v762" svg:viewBox="0 0 5843 1525">
          <text:p/>
        </draw:connector>
        <draw:custom-shape draw:style-name="gr1" draw:text-style-name="P2" xml:id="id7" draw:id="id7" draw:layer="layout" svg:width="2.54cm" svg:height="1.016cm" svg:x="7.614cm" svg:y="3.556cm">
          <text:p text:style-name="P1"><text:span text:style-name="T1">ClearOverlayGraphics(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938cm" svg:y1="2.032cm" svg:x2="8.884cm" svg:y2="3.556cm" draw:start-shape="id4" draw:start-glue-point="2" draw:end-shape="id7" svg:d="M11938 2032v762h-3054v762" svg:viewBox="0 0 3055 1525">
          <text:p/>
        </draw:connector>
        <draw:custom-shape draw:style-name="gr1" draw:text-style-name="P2" xml:id="id8" draw:id="id8" draw:layer="layout" svg:width="2.54cm" svg:height="1.016cm" svg:x="16.002cm" svg:y="3.556cm">
          <text:p text:style-name="P1"><text:span text:style-name="T1">SetupMagnifier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54cm" svg:height="1.016cm" svg:x="18.796cm" svg:y="3.556cm">
          <text:p text:style-name="P1"><text:span text:style-name="T1">RefreshImageInfo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016cm" svg:x="21.623cm" svg:y="3.556cm">
          <text:p text:style-name="P1"><text:span text:style-name="T1">RefreshFITSHeaderInfo(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938cm" svg:y1="2.032cm" svg:x2="14.478cm" svg:y2="3.556cm" draw:start-shape="id4" draw:start-glue-point="2" draw:end-shape="id1" svg:d="M11938 2032v762h2540v762" svg:viewBox="0 0 2541 1525">
          <text:p/>
        </draw:connector>
        <draw:connector draw:style-name="gr2" draw:text-style-name="P3" draw:layer="layout" svg:x1="11.938cm" svg:y1="2.032cm" svg:x2="17.272cm" svg:y2="3.556cm" draw:start-shape="id4" draw:start-glue-point="2" draw:end-shape="id8" draw:end-glue-point="0" svg:d="M11938 2032v762h5334v762" svg:viewBox="0 0 5335 1525">
          <text:p/>
        </draw:connector>
        <draw:connector draw:style-name="gr2" draw:text-style-name="P3" draw:layer="layout" svg:x1="11.938cm" svg:y1="2.032cm" svg:x2="20.066cm" svg:y2="3.556cm" draw:start-shape="id4" draw:start-glue-point="2" draw:end-shape="id9" svg:d="M11938 2032v762h8128v762" svg:viewBox="0 0 8129 1525">
          <text:p/>
        </draw:connector>
        <draw:connector draw:style-name="gr2" draw:text-style-name="P3" draw:layer="layout" svg:x1="11.938cm" svg:y1="2.032cm" svg:x2="22.893cm" svg:y2="3.556cm" draw:start-shape="id4" draw:start-glue-point="2" draw:end-shape="id10" draw:end-glue-point="0" svg:d="M11938 2032v762h10955v762" svg:viewBox="0 0 10956 1525">
          <text:p/>
        </draw:connector>
        <draw:frame draw:style-name="gr4" draw:text-style-name="P5" draw:layer="layout" svg:width="3.048cm" svg:height="0.727cm" svg:x="15.748cm" svg:y="4.623cm">
          <draw:text-box>
            <text:p text:style-name="P4"><text:span text:style-name="T2">Copies from main_fpixbuf to magnifier_pixbuf</text:span></text:p>
          </draw:text-box>
        </draw:frame>
        <draw:frame draw:style-name="gr4" draw:text-style-name="P5" draw:layer="layout" svg:width="3.048cm" svg:height="0.727cm" svg:x="18.575cm" svg:y="4.607cm">
          <draw:text-box>
            <text:p text:style-name="P4"><text:span text:style-name="T2">gtk_label_set_text()</text:span></text:p>
          </draw:text-box>
        </draw:frame>
        <draw:frame draw:style-name="gr4" draw:text-style-name="P5" draw:layer="layout" svg:width="3.048cm" svg:height="0.727cm" svg:x="21.59cm" svg:y="4.608cm">
          <draw:text-box>
            <text:p text:style-name="P4"><text:span text:style-name="T2">gtk_label_set_text()</text:span></text:p>
          </draw:text-box>
        </draw:frame>
        <draw:custom-shape draw:style-name="gr1" draw:text-style-name="P2" xml:id="id11" draw:id="id11" draw:layer="layout" svg:width="2.54cm" svg:height="1.016cm" svg:x="10.414cm" svg:y="3.556cm">
          <text:p text:style-name="P1"><text:span text:style-name="T1">DrawOverlayGraphics(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938cm" svg:y1="2.032cm" svg:x2="11.684cm" svg:y2="3.556cm" draw:start-shape="id4" draw:start-glue-point="2" draw:end-shape="id11" draw:end-glue-point="0" svg:d="M11938 2032v762h-254v762" svg:viewBox="0 0 255 1525">
          <text:p/>
        </draw:connector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</meta:initial-creator>
    <meta:creation-date>2021-02-27T15:07:34.550906472</meta:creation-date>
    <dc:date>2021-02-27T20:23:28.909065971</dc:date>
    <dc:creator>Mark </dc:creator>
    <meta:editing-duration>PT4H55M24S</meta:editing-duration>
    <meta:editing-cycles>1</meta:editing-cycles>
    <meta:document-statistic meta:object-count="49"/>
    <meta:generator>LibreOffice/6.0.4.2$Linux_X86_64 LibreOffice_project/9b0d9b32d5dcda91d2f1a96dc04c645c450872bf</meta:generator>
  </office:meta>
</office:document-meta>
</file>